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oogle Sans" svg:font-family="'Google Sans', Roboto, Helvetica, Arial, sans-serif"/>
    <style:font-face style:name="Times New Roman1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6b8a2" officeooo:paragraph-rsid="0016b8a2"/>
    </style:style>
    <style:style style:name="P2" style:family="paragraph" style:parent-style-name="Standard">
      <style:text-properties officeooo:rsid="002751e1" officeooo:paragraph-rsid="002751e1"/>
    </style:style>
    <style:style style:name="P3" style:family="paragraph" style:parent-style-name="Standard">
      <style:text-properties fo:font-variant="normal" fo:text-transform="none" fo:color="#000000" loext:opacity="100%" style:font-name="DejaVu Sans" fo:font-size="12pt" fo:letter-spacing="normal" fo:font-style="normal" fo:font-weight="normal" officeooo:rsid="002751e1" officeooo:paragraph-rsid="002751e1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DejaVu Sans" fo:font-size="12pt" fo:font-weight="normal" officeooo:rsid="002751e1" officeooo:paragraph-rsid="002751e1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in" style:auto-text-indent="false" fo:background-color="#ffffff"/>
      <style:text-properties fo:color="#000000" loext:opacity="100%" style:font-name="DejaVu Sans" fo:font-size="12pt" fo:font-weight="normal" officeooo:rsid="002751e1" officeooo:paragraph-rsid="0027a2c1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in" style:auto-text-indent="false" fo:background-color="#ffffff"/>
      <style:text-properties officeooo:rsid="002751e1" officeooo:paragraph-rsid="002751e1"/>
    </style:style>
    <style:style style:name="P7" style:family="paragraph" style:parent-style-name="Text_20_body">
      <style:text-properties officeooo:rsid="0016b8a2" officeooo:paragraph-rsid="0016b8a2"/>
    </style:style>
    <style:style style:name="P8" style:family="paragraph" style:parent-style-name="Text_20_body">
      <style:text-properties style:font-name="Times New Roman1" fo:font-size="12pt" officeooo:rsid="0016b8a2" officeooo:paragraph-rsid="0016b8a2"/>
    </style:style>
    <style:style style:name="P9" style:family="paragraph" style:parent-style-name="Text_20_body">
      <style:text-properties style:font-name="Times New Roman1" fo:font-size="14pt" officeooo:rsid="0016b8a2" officeooo:paragraph-rsid="0016b8a2"/>
    </style:style>
    <style:style style:name="P10" style:family="paragraph" style:parent-style-name="Text_20_body">
      <style:text-properties style:font-name="Times New Roman1" fo:font-size="14pt" officeooo:rsid="0016b8a2" officeooo:paragraph-rsid="002248b3"/>
    </style:style>
    <style:style style:name="P11" style:family="paragraph" style:parent-style-name="Text_20_body">
      <style:text-properties style:font-name="Times New Roman1" fo:font-size="14pt" officeooo:rsid="00225657" officeooo:paragraph-rsid="00225657"/>
    </style:style>
    <style:style style:name="P12" style:family="paragraph" style:parent-style-name="Text_20_body">
      <style:text-properties fo:font-variant="normal" fo:text-transform="none" fo:color="#000000" loext:opacity="100%" style:font-name="DejaVu Sans" fo:font-size="12pt" fo:letter-spacing="normal" fo:font-style="normal" fo:font-weight="normal" officeooo:rsid="002751e1" officeooo:paragraph-rsid="002751e1" style:font-size-asian="12pt" style:font-weight-asian="normal" style:font-size-complex="12pt" style:font-weight-complex="normal"/>
    </style:style>
    <style:style style:name="P13" style:family="paragraph" style:parent-style-name="Text_20_body">
      <loext:graphic-properties draw:fill="solid" draw:fill-color="#ffffff"/>
      <style:paragraph-properties fo:margin-left="0in" fo:margin-right="0in" fo:text-align="justify" style:justify-single-word="false" fo:text-indent="0in" style:auto-text-indent="false" fo:background-color="#ffffff"/>
      <style:text-properties style:font-name="Times New Roman1" fo:font-size="14pt" officeooo:rsid="002751e1" officeooo:paragraph-rsid="002751e1"/>
    </style:style>
    <style:style style:name="T1" style:family="text">
      <style:text-properties fo:font-style="italic"/>
    </style:style>
    <style:style style:name="T2" style:family="text">
      <style:text-properties fo:font-style="italic" style:font-name-asian="Times New Roman2" style:language-asian="ru" style:country-asian="RU" style:font-name-complex="Times New Roman2"/>
    </style:style>
    <style:style style:name="T3" style:family="text">
      <style:text-properties officeooo:rsid="0019e4ab"/>
    </style:style>
    <style:style style:name="T4" style:family="text">
      <style:text-properties fo:color="#000000" loext:opacity="100%" style:font-name="Times New Roman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fo:font-variant="normal" fo:text-transform="none" fo:color="#202124" loext:opacity="100%" style:font-name="Google Sans" fo:font-size="12pt" fo:letter-spacing="normal" fo:font-style="normal" fo:font-weight="normal"/>
    </style:style>
    <style:style style:name="T6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202124" loext:opacity="100%" fo:letter-spacing="normal" fo:font-style="normal" fo:font-weight="normal"/>
    </style:style>
    <style:style style:name="T8" style:family="text">
      <style:text-properties fo:font-variant="normal" fo:text-transform="none" fo:color="#d93025" loext:opacity="100%" style:font-name="Google Sans" fo:font-size="12pt" fo:letter-spacing="normal" fo:font-style="normal" fo:font-weight="normal"/>
    </style:style>
    <style:style style:name="T9" style:family="text">
      <style:text-properties fo:font-variant="normal" fo:text-transform="none" fo:color="#d93025" loext:opacity="100%" fo:letter-spacing="normal"/>
    </style:style>
    <style:style style:name="T10" style:family="text">
      <style:text-properties fo:font-variant="normal" fo:text-transform="none" fo:color="#d93025" loext:opacity="100%" fo:letter-spacing="normal" fo:font-style="normal" fo:font-weight="normal"/>
    </style:style>
    <style:style style:name="T11" style:family="text">
      <style:text-properties fo:font-variant="normal" fo:text-transform="none" fo:color="#d93025" loext:opacity="100%" fo:letter-spacing="normal" fo:font-style="normal" fo:font-weight="normal" style:font-name-asian="Times New Roman2" style:font-name-complex="Times New Roman2"/>
    </style:style>
    <style:style style:name="T12" style:family="text">
      <style:text-properties fo:font-variant="normal" fo:text-transform="none" fo:color="#d93025" loext:opacity="100%" fo:font-size="12pt" fo:letter-spacing="normal" fo:font-style="normal" fo:font-weight="normal"/>
    </style:style>
    <style:style style:name="T13" style:family="text">
      <style:text-properties fo:font-variant="normal" fo:text-transform="none" fo:color="#d93025" loext:opacity="100%" style:font-name="Times New Roman" fo:font-size="14pt" fo:letter-spacing="normal" fo:font-style="normal" fo:font-weight="normal" style:font-name-asian="Times New Roman2" style:font-size-asian="14pt" style:font-name-complex="Times New Roman2" style:font-size-complex="14pt"/>
    </style:style>
    <style:style style:name="T14" style:family="text">
      <style:text-properties fo:font-variant="normal" fo:text-transform="none" fo:color="#d93025" loext:opacity="100%" fo:font-size="14pt" fo:letter-spacing="normal" fo:font-style="normal" fo:font-weight="normal" style:font-name-asian="Times New Roman2" style:font-size-asian="14pt" style:font-name-complex="Times New Roman2" style:font-size-complex="14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style:font-name-asian="Times New Roman2" style:font-name-complex="Times New Roman2"/>
    </style:style>
    <style:style style:name="T18" style:family="text">
      <style:text-properties fo:font-variant="normal" fo:text-transform="none" fo:letter-spacing="normal" fo:font-style="normal" style:font-name-asian="Times New Roman2" style:font-name-complex="Times New Roman2"/>
    </style:style>
    <style:style style:name="T19" style:family="text">
      <style:text-properties fo:font-variant="normal" fo:text-transform="none" fo:letter-spacing="normal" fo:font-style="normal" officeooo:rsid="0027a2c1" style:font-name-asian="Times New Roman2" style:font-name-complex="Times New Roman2"/>
    </style:style>
    <style:style style:name="T20" style:family="text">
      <style:text-properties fo:color="#d93025" loext:opacity="100%"/>
    </style:style>
    <style:style style:name="T21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22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23" style:family="text">
      <style:text-properties style:font-name="Times New Roman" style:font-name-asian="Times New Roman2" style:font-size-asian="14pt" style:language-asian="ru" style:country-asian="RU" style:font-name-complex="Times New Roman2" style:font-size-complex="14pt"/>
    </style:style>
    <style:style style:name="T24" style:family="text">
      <style:text-properties style:font-name="Times New Roman" fo:font-style="italic" style:font-name-asian="Times New Roman2" style:font-size-asian="14pt" style:language-asian="ru" style:country-asian="RU" style:font-name-complex="Times New Roman2" style:font-size-complex="14pt"/>
    </style:style>
    <style:style style:name="T25" style:family="text">
      <style:text-properties fo:font-size="14pt" style:font-name-asian="Times New Roman2" style:font-size-asian="14pt" style:language-asian="ru" style:country-asian="RU" style:font-name-complex="Times New Roman2" style:font-size-complex="14pt"/>
    </style:style>
    <style:style style:name="T26" style:family="text">
      <style:text-properties style:font-name-asian="Times New Roman2" style:language-asian="ru" style:country-asian="RU" style:font-name-complex="Times New Roman2"/>
    </style:style>
    <style:style style:name="T27" style:family="text">
      <style:text-properties fo:color="#202f66" loext:opacity="100%" style:font-name="Times New Roman1" style:font-name-asian="Times New Roman2" style:language-asian="ru" style:country-asian="RU" style:font-name-complex="Times New Roman2"/>
    </style:style>
    <style:style style:name="T28" style:family="text">
      <style:text-properties fo:color="#202f66" loext:opacity="100%" style:font-name-asian="Times New Roman2" style:language-asian="ru" style:country-asian="RU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s</text:p>
      <text:p text:style-name="P1"/>
      <text:p text:style-name="P7">Uroven CO2 v atmosfere dostig nevidannoy v istorii otmetki. Chto eto oznachaet dlya planety i zdorovya lyudey. (2019, May 15). <text:span text:style-name="T1">TSN</text:span>. Retrieved from https://tsn.ua/ru/svit/uroven-co2-v-atmosfere-dostig-nevidannoy-v-istorii-otmetki-chto-eto-oznachaet-dlya-planety-i-zdorovya-lyudey-1345605.html</text:p>
      <text:p text:style-name="P1"/>
      <text:p text:style-name="P7">Yurasov, S. (Ed.). (2019, October 22). Ukraina v "khmari chornoho povitria". Yak monitoryty pokaznyky <text:span text:style-name="T3">C</text:span>O2 i stezhyty za sytuatsiieiu. <text:span text:style-name="T1">YuA-liha Novyny</text:span>. Retrieved from https://ua-news.liga.net/society/articles/ukraina-v-hmari-chornogo-povitrya-yak-monitoriti-pokazniki-so2-i-stejiti-za-situatsieyu</text:p>
      <text:p text:style-name="P7">Izmerenie CO2 zachastuyu nedostatochno. (2016, February 22). Retrieved from <text:a xlink:type="simple" xlink:href="https://www.careforair.eu/ru/merit-co2-casto-nestaci-ru/" text:style-name="Internet_20_link" text:visited-style-name="Visited_20_Internet_20_Link">https://www.careforair.eu/ru/merit-co2-casto-nestaci-ru/</text:a></text:p>
      <text:p text:style-name="P7">Sinchenko, Vladislav. <text:span text:style-name="T1">Razbiraemsya s Datchikami CO i Metana MQ-4 i MQ-7</text:span>. 10 Sept. 2016, blog.kvv213.com/2016/09/razbiraemsya-s-datchikami-co-i-metana-mq-4-i-mq-7/. </text:p>
      <text:p text:style-name="P7">An interview with Limor FRIED, founder at Adafruit – the BLUEPRINT @BLUEPRINTSHOP. (2014, September 24). Retrieved from <text:a xlink:type="simple" xlink:href="https://blog.adafruit.com/2014/09/24/an-interview-with-limor-fried-founder-at-adafruit-the-blueprint-blueprintshop/" text:style-name="Internet_20_link" text:visited-style-name="Visited_20_Internet_20_Link">https://blog.adafruit.com/2014/09/24/an-interview-with-limor-fried-founder-at-adafruit-the-blueprint-blueprintshop/</text:a></text:p>
      <text:p text:style-name="P8">Adafruit Industries. (2019, November). <text:span text:style-name="T1">Adafruit CCS811 Air Quality Sensor</text:span>. <text:a xlink:type="simple" xlink:href="https://www.mouser.ec/datasheet/2/737/adafruit-ccs811-air-quality-sensor-1396546.pdf" text:style-name="Internet_20_link" text:visited-style-name="Visited_20_Internet_20_Link">https://www.mouser.ec/datasheet/2/737/adafruit-ccs811-air-quality-sensor-1396546.pdf</text:a></text:p>
      <text:p text:style-name="P9">Haas, J. H. (2020, February). Linux Commands for Copying Files Between Computers. Retrieved from <text:a xlink:type="simple" xlink:href="https://www.lifewire.com/rcp-scp-ftp-commands-for-copying-files-3971107" text:style-name="Internet_20_link" text:visited-style-name="Visited_20_Internet_20_Link">https://www.lifewire.com/rcp-scp-ftp-commands-for-copying-files-3971107</text:a></text:p>
      <text:p text:style-name="P9">Dadget, &amp; Ievlev, P. (2017, June 6). Atmosfernaya trubka Atmotube – portativnyy datchik kachestva vozdukha. Retrieved from https://habr.com/ru/company/dadget/blog/404389/</text:p>
      <text:p text:style-name="P10">Bowles, N. (2018, November 30). Do You Know What You’re Breathing? <text:span text:style-name="T1">The New York Times</text:span>. Retrieved from <text:a xlink:type="simple" xlink:href="https://www.nytimes.com/2018/11/30/style/air-quality-pollution-monitors.html" text:style-name="Internet_20_link" text:visited-style-name="Visited_20_Internet_20_Link"><text:span text:style-name="T4">https://www.nytimes.com/2018/11/30/style/air-quality-pollution-monitors.html</text:span></text:a></text:p>
      <text:p text:style-name="P11"><text:span text:style-name="T4">Arduino. (2018, February 5). What is Arduino? Retrieved from https://www.arduino.cc/en/Guide/Introduction</text:span></text:p>
      <text:p text:style-name="P11"><text:span text:style-name="T4">MongoDB Inc. (n.d.). What is the MERN Stack? Retrieved from https://www.mongodb.com/mern-stack</text:span></text:p>
      <text:p text:style-name="P11"><text:span text:style-name="T4">WireGeo. (n.d.). Upravlenie ventilyatsiey po urovnyu CO2. Retrieved from </text:span><text:a xlink:type="simple" xlink:href="http://www.wiregeo.com/solutions/25/" text:style-name="Internet_20_link" text:visited-style-name="Visited_20_Internet_20_Link">http://www.wiregeo.com/solutions/25/</text:a></text:p>
      <text:p text:style-name="P11"><text:soft-page-break/>Dadget. (2018, March 13). <text:span text:style-name="T1">Atmotube Plus</text:span> [Image]. Retrieved from https://dadget.ru/upload/medialibrary/a3f/a3f022f40f6f76846c1a81ace14861eb.jpg</text:p>
      <text:p text:style-name="P11"/>
      <text:p text:style-name="P11"><text:span text:style-name="T4">Analekt. (n.d.). Prichiny i posledstviya povysheniya uglekislogo gaza v pomeshchenii, kontrol za soderzhaniem. Retrieved from https://uglekislygaz.ru/datchiki/co2-v-pomeshhenii/</text:span></text:p>
      <text:p text:style-name="P11"><text:span text:style-name="T4"/></text:p>
      <text:p text:style-name="P11"><text:span text:style-name="T4">MioT. (2017, February 15). Ohliad: Xiaomi PM 2.5 Air Detector - sensor, yakyi ne zalyshyt brudnomu povitriu zhodnoho shansu vtekty! Retrieved from https://miot.ua/news-and-actions/oglyad-xiaomi-pm-25-air-detector-sensor-yakiy-ne-zalishit-brudnomu-povitru-jodnogo-shansu-vtekti/</text:span></text:p>
      <text:p text:style-name="P11"><text:span text:style-name="T4"/></text:p>
      <text:p text:style-name="P9"/>
      <text:p text:style-name="P9">Atmotech Inc. (n.d.). Atmotube PLUS. Retrieved from https://atmotube.de/products/atmotube-plus?view=en</text:p>
      <text:p text:style-name="P8"/>
      <text:p text:style-name="P7"/>
      <text:p text:style-name="P8">Buddyelectronics. (n.d.). <text:span text:style-name="T1">MQ sensor</text:span> [Image]. https://buddyelectronics.com/wp-content/uploads/2020/11/cdds-300x269.png</text:p>
      <text:p text:style-name="P7"/>
      <text:p text:style-name="P12"><text:span text:style-name="T26"><text:line-break/></text:span><text:span text:style-name="T27">WO. (n.d.). </text:span><text:span text:style-name="T2">Xiaomi PM 2.5 Air Detector</text:span><text:span text:style-name="T28"> </text:span><text:span text:style-name="T27">[Image]. Retrieved from https://wo.ua/upload/iblock/4a2/4a21133e11d77794159c76857374b3ed.jpg</text:span></text:p>
      <text:p text:style-name="P2"><text:span text:style-name="T8"/></text:p>
      <text:p text:style-name="P13"><text:span text:style-name="T23">FilipeFlop Componentes Eletrônicos. (n.d.). </text:span><text:span text:style-name="T24">MQ-9 gas sensor</text:span><text:span text:style-name="T23"> [Image]. Retrieved from https://uploads.filipeflop.com/2017/07/9SS64_-3.jpg</text:span></text:p>
      <text:p text:style-name="P6"><text:span text:style-name="T22"/></text:p>
      <text:p text:style-name="P13"><text:span text:style-name="T23">Open circuit. (n.d.). </text:span><text:span text:style-name="T24">AIR QUALITY, CO2, TEMPERATURE AND HUMIDITY SENSOR - CCS811 HDC1080</text:span><text:span text:style-name="T23"> [Image]. Retrieved from https://opencircuit.shop/resources/content/ZJN5Y3K4M5DXRKHK6ASW/crop/900-600/Luchtkwaliteit.-temperatuur-en-luchtvochtigheids-sensor-CCS811-HDC1080.jpg</text:span></text:p>
      <text:p text:style-name="P6"><text:span text:style-name="T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oogle Sans" svg:font-family="'Google Sans', Roboto, Helvetica, Arial, sans-serif"/>
    <style:font-face style:name="Times New Roman1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20T07:14:29.082413273</meta:creation-date>
    <dc:date>2021-08-20T21:36:18.217207275</dc:date>
    <meta:editing-duration>PT3H41M</meta:editing-duration>
    <meta:editing-cycles>16</meta:editing-cycles>
    <meta:generator>LibreOffice/7.1.5.2$Linux_X86_64 LibreOffice_project/c18cfcb0f8824ad4ef2fc2ec0bd004713f8a9d14</meta:generator>
    <meta:document-statistic meta:table-count="0" meta:image-count="0" meta:object-count="0" meta:page-count="2" meta:paragraph-count="21" meta:word-count="284" meta:character-count="3450" meta:non-whitespace-character-count="3183"/>
  </office:meta>
</office:document-meta>
</file>